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unEvent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Event.equals( Object 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RunEv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stRun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Event.TestRunEvent( Integer id , int type , Properties props , TestSummary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unEvent.TestRunEvent( Integer id , int type , String nam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unEvent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Event.setTimeStamp(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Event.TestRunEvent( Integer id , int type , String name , TestSummary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unEvent.set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Even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Event.TestRunEvent( Integer id , int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unEvent.setError( ExceptionData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Event.TestRunEvent( Integer id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unEvent.get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Ev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unEvent.setProperti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